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Standaardalinea-lettertype" style:family="text">
      <style:text-properties style:text-underline-type="single" style:text-underline-style="solid" style:text-underline-width="auto" style:text-underline-mode="continuous"/>
    </style:style>
    <style:style style:name="P3" style:parent-style-name="Standard" style:family="paragraph">
      <style:paragraph-properties fo:margin-left="0.4923in">
        <style:tab-stops/>
      </style:paragraph-properties>
    </style:style>
    <style:style style:name="P4" style:parent-style-name="Standard" style:family="paragraph">
      <style:paragraph-properties fo:margin-left="0.4916in">
        <style:tab-stops/>
      </style:paragraph-properties>
    </style:style>
    <style:style style:name="P5" style:parent-style-name="Standard" style:family="paragraph">
      <style:text-properties fo:font-size="9pt" style:font-size-asian="9pt" style:font-size-complex="9pt"/>
    </style:style>
    <style:style style:name="P6" style:parent-style-name="Standard" style:family="paragraph">
      <style:text-properties fo:font-size="9pt" style:font-size-asian="9pt" style:font-size-complex="9pt"/>
    </style:style>
    <style:style style:name="T7" style:parent-style-name="Standaardalinea-lettertype" style:family="text">
      <style:text-properties fo:font-size="9pt" style:font-size-asian="9pt" style:font-size-complex="9pt"/>
    </style:style>
    <style:style style:name="T8" style:parent-style-name="Standaardalinea-lettertype" style:family="text">
      <style:text-properties fo:font-size="9pt" style:font-size-asian="9pt" style:font-size-complex="9pt" style:text-underline-type="single" style:text-underline-style="solid" style:text-underline-width="auto" style:text-underline-mode="continuous"/>
    </style:style>
    <style:style style:name="T9" style:parent-style-name="Standaardalinea-lettertype" style:family="text">
      <style:text-properties fo:font-size="9pt" style:font-size-asian="9pt" style:font-size-complex="9pt"/>
    </style:style>
    <style:style style:name="P10" style:parent-style-name="Standard" style:family="paragraph">
      <style:text-properties fo:font-size="9pt" style:font-size-asian="9pt" style:font-size-complex="9pt"/>
    </style:style>
    <style:style style:name="T11" style:parent-style-name="Standaardalinea-lettertype" style:family="text">
      <style:text-properties fo:language="nl" fo:country="NL"/>
    </style:style>
    <style:style style:name="T12" style:parent-style-name="Standaardalinea-lettertype" style:family="text">
      <style:text-properties fo:language="nl" fo:country="NL"/>
    </style:style>
    <style:style style:name="T13" style:parent-style-name="Standaardalinea-lettertype" style:family="text">
      <style:text-properties fo:language="nl" fo:country="NL"/>
    </style:style>
    <style:style style:name="T14" style:parent-style-name="Standaardalinea-lettertype" style:family="text">
      <style:text-properties fo:language="nl" fo:country="NL"/>
    </style:style>
    <style:style style:name="T15" style:parent-style-name="Standaardalinea-lettertype" style:family="text">
      <style:text-properties fo:language="nl" fo:country="NL"/>
    </style:style>
    <style:style style:name="T16" style:parent-style-name="Standaardalinea-lettertype" style:family="text">
      <style:text-properties fo:language="nl" fo:country="NL"/>
    </style:style>
    <style:style style:name="P17" style:parent-style-name="Standard" style:family="paragraph">
      <style:text-properties fo:language="nl" fo:country="NL"/>
    </style:style>
    <style:style style:name="P18" style:parent-style-name="Standard" style:family="paragraph">
      <style:text-properties fo:language="nl" fo:country="NL"/>
    </style:style>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family="paragraph">
      <style:paragraph-properties fo:margin-left="0.4923in">
        <style:tab-stops/>
      </style:paragraph-properties>
    </style:style>
    <style:style style:name="P22" style:parent-style-name="Standard" style:family="paragraph">
      <style:paragraph-properties fo:margin-left="0.4923in">
        <style:tab-stops/>
      </style:paragraph-properties>
    </style:style>
    <style:style style:name="P23" style:parent-style-name="Standard" style:family="paragraph">
      <style:paragraph-properties fo:margin-left="0.4923in">
        <style:tab-stops/>
      </style:paragraph-properties>
    </style:style>
    <style:style style:name="P24" style:parent-style-name="Standard" style:family="paragraph">
      <style:paragraph-properties fo:margin-left="0.4923in">
        <style:tab-stops/>
      </style:paragraph-properties>
    </style:style>
    <style:style style:name="P25" style:parent-style-name="Standard" style:family="paragraph">
      <style:paragraph-properties fo:margin-left="0.4923in">
        <style:tab-stops/>
      </style:paragraph-properties>
    </style:style>
    <style:style style:name="P26" style:parent-style-name="Standard" style:family="paragraph">
      <style:paragraph-properties fo:margin-left="0.4923in">
        <style:tab-stops/>
      </style:paragraph-properties>
    </style:style>
    <style:style style:name="P27" style:parent-style-name="Standard" style:family="paragraph">
      <style:paragraph-properties fo:margin-left="0.4923in">
        <style:tab-stops/>
      </style:paragraph-properties>
    </style:style>
    <style:style style:name="P28" style:parent-style-name="Standard" style:family="paragraph">
      <style:paragraph-properties fo:margin-left="0.4923in">
        <style:tab-stops/>
      </style:paragraph-properties>
    </style:style>
    <style:style style:name="P29" style:parent-style-name="Standard" style:family="paragraph">
      <style:paragraph-properties fo:margin-lef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P32" style:parent-style-name="Standard" style:family="paragraph">
      <style:paragraph-properties fo:margin-left="0.4923in">
        <style:tab-stops/>
      </style:paragraph-properties>
    </style:style>
    <style:style style:name="P33" style:parent-style-name="Standard" style:family="paragraph">
      <style:paragraph-properties fo:margin-left="0.4923in">
        <style:tab-stops/>
      </style:paragraph-properties>
    </style:style>
    <style:style style:name="T34" style:parent-style-name="Standaardalinea-lettertype" style:family="text">
      <style:text-properties fo:language="nl" fo:country="NL"/>
    </style:style>
    <style:style style:name="T35" style:parent-style-name="Standaardalinea-lettertype" style:family="text">
      <style:text-properties fo:language="nl" fo:country="NL"/>
    </style:style>
    <style:style style:name="T36" style:parent-style-name="Standaardalinea-lettertype" style:family="text">
      <style:text-properties fo:language="nl" fo:country="NL"/>
    </style:style>
    <style:style style:name="P37" style:parent-style-name="Standard" style:family="paragraph">
      <style:paragraph-properties fo:margin-left="0.4923in">
        <style:tab-stops/>
      </style:paragraph-properties>
      <style:text-properties fo:language="nl" fo:country="NL"/>
    </style:style>
    <style:style style:name="P38" style:parent-style-name="Standard" style:family="paragraph">
      <style:paragraph-properties fo:margin-left="0.4923in">
        <style:tab-stops/>
      </style:paragraph-properties>
      <style:text-properties fo:language="nl" fo:country="NL"/>
    </style:style>
    <style:style style:name="P39" style:parent-style-name="Standard" style:family="paragraph">
      <style:paragraph-properties fo:margin-left="0.4923in">
        <style:tab-stops/>
      </style:paragraph-properties>
    </style:style>
    <style:style style:name="P40" style:parent-style-name="Standard" style:family="paragraph">
      <style:paragraph-properties fo:margin-left="0.4923in">
        <style:tab-stops/>
      </style:paragraph-properties>
    </style:style>
    <style:style style:name="T41" style:parent-style-name="Standaardalinea-lettertype" style:family="text">
      <style:text-properties fo:language="nl" fo:country="NL"/>
    </style:style>
    <style:style style:name="T42" style:parent-style-name="Standaardalinea-lettertype" style:family="text">
      <style:text-properties fo:language="nl" fo:country="NL"/>
    </style:style>
    <style:style style:name="P43" style:parent-style-name="Standard" style:family="paragraph">
      <style:paragraph-properties fo:margin-left="0.4923in">
        <style:tab-stops/>
      </style:paragraph-properties>
      <style:text-properties fo:language="nl" fo:country="NL"/>
    </style:style>
    <style:style style:name="P44" style:parent-style-name="Standard" style:family="paragraph">
      <style:paragraph-properties fo:margin-left="0.4923in">
        <style:tab-stops/>
      </style:paragraph-properties>
      <style:text-properties fo:language="nl" fo:country="NL"/>
    </style:style>
    <style:style style:name="P45" style:parent-style-name="Standard" style:family="paragraph">
      <style:paragraph-properties fo:margin-left="0.4923in">
        <style:tab-stops/>
      </style:paragraph-properties>
      <style:text-properties fo:language="nl" fo:country="NL"/>
    </style:style>
    <style:style style:name="P46" style:parent-style-name="Standard" style:family="paragraph">
      <style:paragraph-properties fo:margin-left="0.4923in">
        <style:tab-stops/>
      </style:paragraph-properties>
      <style:text-properties fo:language="nl" fo:country="NL"/>
    </style:style>
    <style:style style:name="P47" style:parent-style-name="Standard" style:family="paragraph">
      <style:paragraph-properties fo:margin-left="0.4923in">
        <style:tab-stops/>
      </style:paragraph-properties>
      <style:text-properties fo:language="nl" fo:country="NL"/>
    </style:style>
    <style:style style:name="P48" style:parent-style-name="Standard" style:family="paragraph">
      <style:paragraph-properties fo:margin-left="0.4923in">
        <style:tab-stops/>
      </style:paragraph-properties>
      <style:text-properties fo:language="nl" fo:country="NL"/>
    </style:style>
    <style:style style:name="P49" style:parent-style-name="Standard" style:family="paragraph">
      <style:paragraph-properties fo:margin-left="0.4923in">
        <style:tab-stops/>
      </style:paragraph-properties>
      <style:text-properties fo:language="nl" fo:country="NL"/>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P52" style:parent-style-name="Standard" style:family="paragraph">
      <style:paragraph-properties fo:margin-left="0.4923in">
        <style:tab-stops/>
      </style:paragraph-properties>
    </style:style>
    <style:style style:name="P53" style:parent-style-name="Standard" style:family="paragraph">
      <style:paragraph-properties fo:margin-left="0.4923in">
        <style:tab-stops/>
      </style:paragraph-properties>
    </style:style>
    <style:style style:name="P54" style:parent-style-name="Standard" style:family="paragraph">
      <style:paragraph-properties fo:margin-left="0.4923in">
        <style:tab-stops/>
      </style:paragraph-properties>
    </style:style>
    <style:style style:name="P55" style:parent-style-name="Standard" style:family="paragraph">
      <style:paragraph-properties fo:margin-left="0.4923in">
        <style:tab-stops/>
      </style:paragraph-properties>
    </style:style>
    <style:style style:name="P56" style:parent-style-name="Standard" style:family="paragraph">
      <style:paragraph-properties fo:margin-left="0.4923in">
        <style:tab-stops/>
      </style:paragraph-properties>
    </style:style>
    <style:style style:name="P57" style:parent-style-name="Standard" style:family="paragraph">
      <style:paragraph-properties fo:margin-left="0.4923in">
        <style:tab-stops/>
      </style:paragraph-properties>
    </style:style>
    <style:style style:name="P58" style:parent-style-name="Standard" style:family="paragraph">
      <style:paragraph-properties fo:margin-left="0.4923in">
        <style:tab-stops/>
      </style:paragraph-properties>
    </style:style>
    <style:style style:name="P59" style:parent-style-name="Standard" style:family="paragraph">
      <style:paragraph-properties fo:margin-left="0.4923in">
        <style:tab-stops/>
      </style:paragraph-properties>
    </style:style>
    <style:style style:name="P60" style:parent-style-name="Standard" style:family="paragraph">
      <style:paragraph-properties fo:margin-left="0.4923in">
        <style:tab-stops/>
      </style:paragraph-properties>
    </style:style>
  </office:automatic-styles>
  <office:body>
    <office:text text:use-soft-page-breaks="true">
      <text:p text:style-name="P1">Slide 1: Title screen</text:p>
      <text:p text:style-name="Standard"><text:tab/>Introducing speakers</text:p>
      <text:p text:style-name="Standard"><text:tab/>Project title</text:p>
      <text:p text:style-name="Standard"><text:tab/></text:p>
      <text:p text:style-name="Standard">Slide 2: Introduction</text:p>
      <text:p text:style-name="Standard"><text:tab/>Introducing the problem</text:p>
      <text:p text:style-name="Standard"><text:tab/>Open star clusters</text:p>
      <text:p text:style-name="Standard"><text:tab/><text:tab/>100 tot 10.000 stars which are loosely bound by gravity</text:p>
      <text:p text:style-name="Standard"><text:tab/><text:tab/>Stars have roughly same age and composition, because of small star forming period</text:p>
      <text:p text:style-name="Standard"><text:tab/><text:tab/>Star masses differ.</text:p>
      <text:p text:style-name="Standard"><text:tab/><text:tab/>(Iets over HRD en determining structure of Milky Way of overbodig?)</text:p>
      <text:p text:style-name="Standard"><text:tab/>Some open star clusters disband and dissolve into the galaxy.</text:p>
      <text:p text:style-name="Standard"><text:tab/>A reason: stars blown away by the left over gas.</text:p>
      <text:p text:style-name="Standard"><text:tab/>There are two tracks an open star cluster can go down.</text:p>
      <text:p text:style-name="Standard"><text:tab/><text:tab/><text:s/>-<text:s/>(disband into milky way?)</text:p>
      <text:p text:style-name="Standard"><text:tab/><text:tab/><text:s/>-<text:s/>(stay bound?)</text:p>
      <text:p text:style-name="Standard"><text:tab/>And what track an open star cluster goes down could be determined by gas expulsion.</text:p>
      <text:p text:style-name="Standard"><text:tab/>We have two main possible theories as cause of this gas expulsion:</text:p>
      <text:p text:style-name="Standard"><text:tab/><text:tab/>Gas expulsion by stellar winds</text:p>
      <text:p text:style-name="Standard"><text:tab/><text:tab/>Gas expulsion by a supernova.</text:p>
      <text:p text:style-name="Standard"><text:tab/>This brings us to our research question:</text:p>
      <text:p text:style-name="Standard"/>
      <text:p text:style-name="Standard">Slide 3: Research question</text:p>
      <text:p text:style-name="Standard"><text:tab/>“Is the gas expulsion in open star cluster caused more by stellar winds or by a supernova?”</text:p>
      <text:p text:style-name="Standard"><text:tab/>We expect it to either be stellar winds caused by the stars itself, or a supernova.</text:p>
      <text:p text:style-name="Standard"><text:tab/>So in this project we look at how much gas is already expulsed by stellar winds before the<text:s/><text:tab/><text:tab/>first supernova takes place and how much gas the supernova blows away.</text:p>
      <text:p text:style-name="Standard"><text:tab/></text:p>
      <text:p text:style-name="Standard">Slide 4: Approach</text:p>
      <text:p text:style-name="Standard"><text:tab/>We simulate a newly formed open star cluster with AMUSE.</text:p>
      <text:p text:style-name="Standard"><text:tab/>We use a ph4 code to simulate gravitational dynamics between the stars (and the gas?).</text:p>
      <text:p text:style-name="Standard"><text:tab/>We use a Fi code to simulate the hydrodynamics.</text:p>
      <text:p text:style-name="Standard"><text:tab/>We bridge the gravity and the hydrodynamics codes.</text:p>
      <text:p text:style-name="Standard"><text:tab/></text:p>
      <text:p text:style-name="Standard"><text:tab/>We use the stellar evolution code SeBa() to update the stars on their evolutionary phase,<text:tab/><text:tab/><text:tab/>which<text:s/><text:tab/>determines the amount of stellar wind<text:s/>that<text:s/>is created<text:s/><text:span text:style-name="T2">and</text:span><text:s/>will eventually make<text:tab/><text:tab/>a<text:s/>star go<text:s/>supernova!<text:s/></text:p>
      <text:p text:style-name="P3">To simulate the stellar winds we use a package from AMUSE called stellar_winds.py, to<text:tab/><text:tab/>which we channel the stars so that the wind originates from the stars and the amount<text:tab/>of wind is calculated from the evolutionary phase of the star. The wind is created in<text:tab/>the form of gas particles and these gas particles are added to the gas collection.</text:p>
      <text:p text:style-name="Standard"><text:tab/>A channel from hydro to gas … and the particles in the hydrocode are periodically<text:tab/><text:tab/><text:tab/>synchronized to the gas in the gas collection.<text:s/></text:p>
      <text:p text:style-name="P4">The hydrocode is bridged with the gravitational code which has a channel to the stars<text:s/>for<text:tab/><text:tab/>updating<text:s/>their parameters and a channel from the stellar evolution code to the gravity<text:tab/><text:tab/>code …..?</text:p>
      <text:p text:style-name="Standard"/>
      <text:p text:style-name="P5">“””</text:p>
      <text:p text:style-name="P6">To simulate the stellar winds we use a package from AMUSE called stellar_winds.py, to which we channel the stars so that the wind originates from the stars and the amount of wind is calculated from the evolutionary phase of the star.</text:p>
      <text:p text:style-name="Standard"><text:span text:style-name="T7"><text:tab/>For the latter we use the stellar evolution code. By running this code the stars are continuously updated on their evolutionary phase, which determines the amount of stellar wind that is created<text:s/></text:span><text:span text:style-name="T8">and</text:span><text:span text:style-name="T9"><text:s/>will eventually make a star go supernova!</text:span></text:p>
      <text:p text:style-name="P10">“””</text:p>
      <text:p text:style-name="Standaard"/>
      <text:soft-page-break/>
      <text:p text:style-name="Standard">Slide 5: Initialization</text:p>
      <text:p text:style-name="Standard"><text:tab/>For creating the cluster we will need to make a couple of choices for our parameters.</text:p>
      <text:p text:style-name="Standard"><text:tab/>First we start with the bodies of our cluster.</text:p>
      <text:p text:style-name="Standard"><text:tab/>We initialize 100/1000 stars in a fractal distribution (foto als voorbeeld?). A fractal<text:tab/><text:tab/><text:tab/>distribution is a better approximation of an actual cluster than for example a more<text:tab/><text:tab/>fairly distributed distribution like a Plummer sphere.</text:p>
      <text:p text:style-name="Standard"><text:tab/>We initialize the masses of the stars with a Salpeter mass distribution and<text:s/>the mass of the<text:s/><text:tab/><text:tab/>heaviest star is set to around 30<text:s/>solar masses<text:s/>for consistent supernova forming.</text:p>
      <text:p text:style-name="Standard"><text:tab/>The radius of the cluster is set to 1 pc.</text:p>
      <text:p text:style-name="Standard"/>
      <text:p text:style-name="Standard"><text:tab/>We initialize the gas in the cluster<text:s/>as<text:s/>a Plummer sphere distribution of 10.000 gas particles.</text:p>
      <text:p text:style-name="Standard"><text:tab/>We give the gas enough mass such that the total gas mass is about 20 times the star mass,<text:s/><text:tab/><text:tab/>which is a common ratio according to literature.</text:p>
      <text:p text:style-name="Standard"><text:tab/>Then we<text:s/>remove gas around each star, in order of increasing<text:s/>star<text:s/>mass,<text:s/>equal to the mass of<text:tab/><text:tab/>the star<text:s/>to sort of “simulate” the result of the stars forming from the gas cloud.<text:s/></text:p>
      <text:p text:style-name="Standard"><text:tab/>[IN SLIDES RATIO GAS/STAR MASS AANPASSEN!]</text:p>
      <text:p text:style-name="Standard"/>
      <text:p text:style-name="Standard"><text:tab/>After initializing the cluster we let the simulation run and wait for virial equilibrium before<text:tab/><text:tab/>we start stellar evolution and stellar winds.</text:p>
      <text:p text:style-name="Standard"/>
      <text:p text:style-name="Standard">Slide 6: Parameters</text:p>
      <text:p text:style-name="Standard"><text:tab/>There are a few other parameters for which we<text:s/>had to make<text:s/>some choices:</text:p>
      <text:p text:style-name="Standard"><text:tab/>There are multiple timesteps for which we had to make choices.</text:p>
      <text:p text:style-name="Standard"><text:tab/>Base timestep: 0.1 Myr</text:p>
      <text:p text:style-name="Standard"><text:tab/><text:tab/><text:span text:style-name="T11">Waar gebruiken we deze p</text:span><text:span text:style-name="T12">recies?</text:span></text:p>
      <text:p text:style-name="Standard"><text:span text:style-name="T13"><text:tab/></text:span>Hydro timestep: 0.04 Myr</text:p>
      <text:p text:style-name="Standard"><text:tab/><text:tab/>Waarom deze waarde precies?</text:p>
      <text:p text:style-name="Standard"><text:tab/>Stellar wind timestep: 0.05 Myr</text:p>
      <text:p text:style-name="Standard"><text:tab/><text:tab/>Waarom deze waarde precies?</text:p>
      <text:p text:style-name="Standard"><text:tab/><text:tab/>The timestep of the stellar winds code is not as important, because it will create wind<text:tab/><text:tab/>proportionate to the time that has past. We keep it at this value so that it corresponds<text:s/><text:tab/><text:tab/>with the timesteps of the video that we will show later.<text:s/></text:p>
      <text:p text:style-name="Standard"><text:tab/>Bridge timestep: 0.02 Myr</text:p>
      <text:p text:style-name="Standard"><text:tab/><text:tab/>The bridge timestep should be half the timestep of the hydrocode and gravity code.</text:p>
      <text:p text:style-name="Standard"><text:tab/>Gravity timestep is determined by the<text:s/>gravity code self.</text:p>
      <text:p text:style-name="Standard"/>
      <text:p text:style-name="Standard"><text:tab/>When the supernova takes place the interactions start to take place at lower time intervals.<text:tab/><text:tab/>This means that we have to adjust some of our timesteps as well.</text:p>
      <text:p text:style-name="Standard"><text:tab/>We change the …. Timestep to … because …, etc.</text:p>
      <text:p text:style-name="Standard"/>
      <text:p text:style-name="Standard"><text:tab/><text:span text:style-name="T14">[Andere timesteps na supernova!<text:s/></text:span><text:span text:style-name="T15">Twee tabelletjes voor en n</text:span><text:span text:style-name="T16">a supernova?]</text:span></text:p>
      <text:p text:style-name="P17"/>
      <text:p text:style-name="P18"/>
      <text:p text:style-name="Standard">Slide 7: Video</text:p>
      <text:p text:style-name="Standard"><text:tab/>[Have the video paused at the start of the slide]<text:s/></text:p>
      <text:p text:style-name="Standard"><text:tab/>So with our parameters set we can run our simulation.</text:p>
      <text:p text:style-name="Standard"><text:tab/>In the orange/red you can see the stars of our cluster in their fractal distribution. In blue the<text:s/><text:tab/><text:tab/>original gas of the cluster is pictured. When the simulation runs you can sometimes<text:s/><text:tab/><text:tab/>see orange particles moving at higher speeds, especially when the supernova takes<text:tab/><text:tab/>place, these are the gas particles added by the stellar wind module.<text:s/></text:p>
      <text:p text:style-name="Standard"><text:tab/>[Start the video]</text:p>
      <text:p text:style-name="Standard"><text:tab/>So at the start some particles are already accelerated out of the cluster by the gravitational<text:soft-page-break/><text:tab/><text:tab/>interactions of the particles. (Ook in virial equilibrium nog?)</text:p>
      <text:p text:style-name="P19">If a particle is accelerated outside a certain frame, 30 parsec away, it is removed from the<text:tab/>gas.<text:s/></text:p>
      <text:p text:style-name="P20"/>
      <text:p text:style-name="P21">So you might have noticed that a lot of the original gas seems unaffected by the stellar winds<text:s/><text:tab/>or the supernova. Sadly we weren’t able to find the reason for this.<text:s/>The wind<text:tab/><text:tab/>particles do interact with the gas and the bodies. You can even see that the orbits of<text:tab/>the stars are interrupted and that the stars get a little more unbound the moment the<text:tab/>supernova takes place. This is also visible in an energy plot.</text:p>
      <text:p text:style-name="P22"/>
      <text:p text:style-name="P23">Slide 8: Dissecting the data</text:p>
      <text:p text:style-name="P24"><text:tab/>We stored a lot of <text:s/>(2 GB) data from our simulation for post processing purposes.</text:p>
      <text:p text:style-name="P25"><text:tab/>Because we did not see a lot of interaction between wind and the other particles, we<text:tab/><text:tab/>decided to run the same simulation with and without the stellar winds<text:s/><text:tab/><text:tab/><text:tab/>module, so that figures could show possible differences.</text:p>
      <text:p text:style-name="P26"><text:tab/>With this we created the next energy graph.</text:p>
      <text:p text:style-name="P27"><text:tab/>[Gedrag energyplots uitleggen.]<text:s/></text:p>
      <text:p text:style-name="P28"><text:tab/>In this plot the same small effect of the supernova on the stars and gas is visible. The<text:s/><text:tab/><text:tab/>fluctuations in energy stops which correlates to the close orbits being<text:tab/><text:tab/><text:tab/>disturbed.<text:s/></text:p>
      <text:p text:style-name="P29"><text:tab/>However we don’t see any clear long term effect and the gas expulsion barely took<text:s/><text:tab/><text:tab/>place.</text:p>
      <text:p text:style-name="P30"/>
      <text:p text:style-name="P31">Slide … Dissecting the data</text:p>
      <text:p text:style-name="P32"><text:tab/>Gas position</text:p>
      <text:p text:style-name="P33"><text:tab/><text:tab/><text:span text:style-name="T34">[LIJKT NU TE LATEN ZIEN DAT ZONDER WIND DEELTJES VERDER WEG BELA</text:span><text:span text:style-name="T35">NDEN?</text:span><text:span text:style-name="T36">]</text:span></text:p>
      <text:p text:style-name="P37"/>
      <text:p text:style-name="P38"/>
      <text:p text:style-name="P39">Slide …<text:s/>Gas velocity</text:p>
      <text:p text:style-name="P40"><text:tab/><text:span text:style-name="T41">Uitleg over verschillende hobbels i</text:span><text:span text:style-name="T42">n de grafiek. Laat verder ook niet zo veel zien.</text:span></text:p>
      <text:p text:style-name="P43"/>
      <text:p text:style-name="P44">Slide … Energy comparison</text:p>
      <text:p text:style-name="P45"><text:tab/>[LAAT DIT DE ENERGIE MET OF ZONDER WINDDEELTJES ZIEN?]</text:p>
      <text:p text:style-name="P46"><text:tab/>Dit laat wel een klein verschil zien in kinetische energieën. Is dit significant genoeg?</text:p>
      <text:p text:style-name="P47"/>
      <text:p text:style-name="P48">[WE HADDEN ERGENS EEN FIGUUR DIE EEN DUIDELIJKE VERANDERING IN TOTALE ENERGIE LIET ZIEN (IN WHATSAPP?). DIE KUNNEN WE MISSCHIEN WEL NOG GEBRUIKEN.</text:p>
      <text:p text:style-name="P49"/>
      <text:p text:style-name="P50">Slide -2: Conclusions</text:p>
      <text:p text:style-name="P51"><text:tab/>We Don’t have significant enough evidence to give a clear answer to our research<text:s/><text:tab/><text:tab/>question. However, the results that we do have might hint at … being a<text:s/><text:tab/><text:tab/><text:tab/>bigger influence. To determine this, further research is required.<text:s/></text:p>
      <text:p text:style-name="P52"/>
      <text:p text:style-name="P53">Slide -1: Possible improvements</text:p>
      <text:p text:style-name="P54"><text:tab/>We are not yet sure if the lack in results comes from an incomplete implementation<text:s/><text:tab/><text:tab/>of AMUSE or from an actual lack of effect in this timeframe.</text:p>
      <text:p text:style-name="P55"><text:tab/>If it is indeed an incomplete implementation of the code than this should be<text:tab/><text:tab/><text:tab/>improved upon. Otherwise looking at very large timeframes (resulting in long<text:tab/><text:tab/>simulations) give an answer. One could for example let the code run with<text:s/><text:tab/><text:tab/>small timesteps after each supernova for a certain amount of Myrs and then<text:s/><text:soft-page-break/><text:tab/><text:tab/>continue with larger timesteps until the next supernova takes place. This<text:s/><text:tab/><text:tab/><text:tab/>could however take a long place because the more massive<text:s/>stars, who go<text:s/><text:tab/><text:tab/><text:tab/>supernova first,<text:s/>are relatively scarce<text:s/>because of the Salpeter mass function<text:s/><text:tab/><text:tab/>(especially since we help the Salpeter mass function a bit by giving the<text:s/><text:tab/><text:tab/><text:tab/>heaviest star more mass to the 30<text:s/>solar masses range) [DOEN WE DIT<text:tab/><text:tab/><text:tab/>OOK?].</text:p>
      <text:p text:style-name="P56"/>
      <text:p text:style-name="P57"/>
      <text:p text:style-name="P58"/>
      <text:p text:style-name="P59"/>
      <text:p text:style-name="P60">However, if our code works correctly, might this mean that it takes more than a simple<text:s/><text:tab/><text:tab/>supernova to expulse most of the gas from an open cluster?</text:p>
      <text:p text:style-name="Standard"><text:tab/></text:p>
      <text:p text:style-name="Standard"><text:tab/></text:p>
      <text:p text:style-name="Standard"><text:tab/></text:p>
      <text:p text:style-name="Standard"><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s1" style:display-name="pl-s1" style:family="text" style:parent-style-name="Standaardalinea-lettertype"/>
    <style:style style:name="pl-c1" style:display-name="pl-c1" style:family="text" style:parent-style-name="Standaardalinea-lettertype"/>
    <style:style style:name="pl-v" style:display-name="pl-v" style:family="text" style:parent-style-name="Standaardalinea-lettertype"/>
    <style:style style:name="pl-c" style:display-name="pl-c"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utger Rijnenberg</dc:creator>
    <meta:creation-date>2022-12-12T19:34:00Z</meta:creation-date>
    <dc:date>2022-12-12T21:50:00Z</dc:date>
    <meta:template xlink:href="Normal.dotm" xlink:type="simple"/>
    <meta:editing-cycles>15</meta:editing-cycles>
    <meta:editing-duration>PT11940S</meta:editing-duration>
    <meta:document-statistic meta:page-count="4" meta:paragraph-count="17" meta:word-count="1303" meta:character-count="8719" meta:row-count="61" meta:non-whitespace-character-count="7433"/>
  </office:meta>
</office:document-meta>
</file>